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 Condensed 400 normal" svg:font-family="'Roboto Condensed 400 normal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8f04" officeooo:paragraph-rsid="001a8f04"/>
    </style:style>
    <style:style style:name="P2" style:family="paragraph" style:parent-style-name="Text_20_body">
      <style:paragraph-properties fo:margin-left="0cm" fo:margin-right="0cm" fo:margin-top="0.794cm" fo:margin-bottom="0cm" style:contextual-spacing="false" style:line-height-at-least="0.953cm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953cm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794cm" style:contextual-spacing="false" style:line-height-at-least="0.953cm" fo:orphans="2" fo:widows="2" fo:text-indent="0cm" style:auto-text-indent="false" fo:padding="0cm" fo:border="none"/>
      <style:text-properties officeooo:paragraph-rsid="001a8f04"/>
    </style:style>
    <style:style style:name="P5" style:family="paragraph" style:parent-style-name="Text_20_body">
      <style:paragraph-properties fo:margin-left="0cm" fo:margin-right="0cm" fo:margin-top="0.794cm" fo:margin-bottom="0cm" style:contextual-spacing="false" style:line-height-at-least="0.953cm" fo:orphans="2" fo:widows="2" fo:text-indent="0cm" style:auto-text-indent="false" fo:padding="0cm" fo:border="none"/>
      <style:text-properties officeooo:paragraph-rsid="001a8f04"/>
    </style:style>
    <style:style style:name="T1" style:family="text">
      <style:text-properties fo:font-variant="normal" fo:text-transform="none" fo:color="#333333" loext:opacity="100%" style:text-line-through-style="none" style:text-line-through-type="none" style:font-name="Roboto Condensed 400 normal" fo:font-size="1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/></text:span></text:p>
      <text:p text:style-name="P5"><text:span text:style-name="Strong_20_Emphasis"><text:span text:style-name="T1">„P1. Krytyczny/Bloker </text:span></text:span><text:span text:style-name="T1">- Blokuje biznesowy proces aplikacji i powinien być zrealizowany w pierwszej kolejności.</text:span></text:p>
      <text:p text:style-name="P3"><text:span text:style-name="Strong_20_Emphasis"><text:span text:style-name="T1">P2. Wysoki </text:span></text:span><text:span text:style-name="T1">- Defekt jest istotny, należy go monitorować i podjąć działania ograniczające możliwość wystąpienia w przyszłości.</text:span></text:p>
      <text:p text:style-name="P3"><text:span text:style-name="Strong_20_Emphasis"><text:span text:style-name="T1">P3. Średni </text:span></text:span><text:span text:style-name="T1">- Do naprawienia w najbliższym możliwym czasie.</text:span></text:p>
      <text:p text:style-name="P4"><text:span text:style-name="Strong_20_Emphasis"><text:span text:style-name="T1">P4. Niski</text:span></text:span><text:span text:style-name="T1"> - Defektem można się zająć, kiedy nie będzie zadań w iteracji.”</text:span></text:p>
      <text:p text:style-name="Standard"/>
      <text:p text:style-name="P1">Wpis pochodzi ze strony:</text:p>
      <text:p text:style-name="Standard"/>
      <text:p text:style-name="Standard">https://remigiuszbednarczyk.pl/zgloszenie-defektu-priorytet-i-waznos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 Condensed 400 normal" svg:font-family="'Roboto Condensed 400 normal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9T23:22:24.597000000</dc:date>
    <meta:editing-duration>PT2M2S</meta:editing-duration>
    <meta:editing-cycles>1</meta:editing-cycles>
    <meta:document-statistic meta:table-count="0" meta:image-count="0" meta:object-count="0" meta:page-count="1" meta:paragraph-count="6" meta:word-count="58" meta:character-count="459" meta:non-whitespace-character-count="407"/>
    <meta:generator>LibreOffice/7.2.6.2$Windows_x86 LibreOffice_project/b0ec3a565991f7569a5a7f5d24fed7f52653d754</meta:generator>
  </office:meta>
</office:document-meta>
</file>